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DatabaseJournal.getDataSourc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atabaseJournal.setDataSourceLocation( String dataSource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atabaseJourna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NDIDatabaseJournal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